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da217" officeooo:paragraph-rsid="000da217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da217" officeooo:paragraph-rsid="000da217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eec3b" officeooo:paragraph-rsid="000eec3b" style:font-weight-asian="normal" style:font-weight-complex="normal"/>
    </style:style>
    <style:style style:name="P4" style:family="paragraph" style:parent-style-name="Standard">
      <style:text-properties style:text-underline-style="none" fo:font-weight="bold" officeooo:rsid="000da217" officeooo:paragraph-rsid="000da217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0eec3b" officeooo:paragraph-rsid="000eec3b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0eec3b" officeooo:paragraph-rsid="000eec3b" style:font-weight-asian="bold" style:font-weight-complex="bold"/>
    </style:style>
    <style:style style:name="P7" style:family="paragraph" style:parent-style-name="Standard">
      <style:text-properties style:text-underline-style="none" fo:font-weight="normal" officeooo:rsid="00105154" officeooo:paragraph-rsid="00105154" style:font-weight-asian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105154" officeooo:paragraph-rsid="00105154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6 – notes</text:p>
      <text:p text:style-name="P1"/>
      <text:p text:style-name="P2">// a simple expression grammar</text:p>
      <text:p text:style-name="P2"/>
      <text:p text:style-name="P4">Expression:</text:p>
      <text:p text:style-name="P4"><text:tab/>Term</text:p>
      <text:p text:style-name="P4"><text:tab/>Expression “+” Term<text:tab/><text:tab/><text:span text:style-name="T1">// addition</text:span></text:p>
      <text:p text:style-name="P4"><text:span text:style-name="T1"><text:tab/></text:span>Expression “-” Term<text:tab/><text:tab/><text:tab/><text:span text:style-name="T1">// subtraction</text:span></text:p>
      <text:p text:style-name="P4">Term:</text:p>
      <text:p text:style-name="P4"><text:tab/>Primary</text:p>
      <text:p text:style-name="P4"><text:tab/>Term “*” Primary<text:tab/><text:tab/><text:tab/><text:span text:style-name="T1">// multiplication</text:span></text:p>
      <text:p text:style-name="P4"><text:span text:style-name="T1"><text:tab/></text:span>Term “/” Primary<text:tab/><text:tab/><text:tab/><text:span text:style-name="T1">// division</text:span></text:p>
      <text:p text:style-name="P4"><text:span text:style-name="T1"><text:tab/></text:span>Term “%” Primary<text:tab/><text:tab/><text:tab/><text:span text:style-name="T1">// remainder (modulo)</text:span></text:p>
      <text:p text:style-name="P4">Primary:</text:p>
      <text:p text:style-name="P4"><text:tab/>Number</text:p>
      <text:p text:style-name="P4"><text:tab/>“(“ Expression “)”<text:tab/><text:tab/><text:tab/><text:span text:style-name="T1">// grouping</text:span></text:p>
      <text:p text:style-name="P4">Number:</text:p>
      <text:p text:style-name="P4"><text:tab/>floating-point-literal</text:p>
      <text:p text:style-name="P4"/>
      <text:p text:style-name="P4"/>
      <text:p text:style-name="P5">class Token_stream{</text:p>
      <text:p text:style-name="P5">public:</text:p>
      <text:p text:style-name="P5"><text:tab/><text:span text:style-name="T1">// user interface</text:span></text:p>
      <text:p text:style-name="P5">private:</text:p>
      <text:p text:style-name="P3"><text:tab/>// implementation details</text:p>
      <text:p text:style-name="P3"><text:tab/>// (not directly accessible to users of Token_stream)</text:p>
      <text:p text:style-name="P5">};</text:p>
      <text:p text:style-name="P5"/>
      <text:p text:style-name="P7">When we define a member of a class outside the class definition itself, we have to mention which class we mean the member to be a member of. We can do this, by using the notation:</text:p>
      <text:p text:style-name="P7"><text:tab/></text:p>
      <text:p text:style-name="P7"><text:tab/><text:span text:style-name="T2">class_name :: member_name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0:16:23.786551579</meta:creation-date>
    <dc:date>2018-03-17T15:00:28.280479480</dc:date>
    <meta:editing-duration>PT13M5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105" meta:character-count="673" meta:non-whitespace-character-count="566"/>
  </office:meta>
</office:document-meta>
</file>